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  <style:text-properties fo:color="#212529" style:font-name="Roboto" fo:font-size="11.5pt" style:font-name-asian="Roboto1" style:font-size-asian="11.5pt" style:font-name-complex="Roboto1" style:font-size-complex="11.5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1665in" loext:contextual-spacing="false" fo:line-height="100%" style:page-number="1" fo:background-color="#ffffff"/>
    </style:style>
    <style:style style:name="T1" style:family="text">
      <style:text-properties fo:color="#212529" style:font-name="Roboto" fo:font-size="11.5pt" style:font-name-asian="Roboto1" style:font-size-asian="11.5pt" style:font-name-complex="Roboto1" style:font-size-complex="11.5pt"/>
    </style:style>
    <style:style style:name="T2" style:family="text">
      <style:text-properties fo:color="#0f6fc5" style:font-name="Roboto" fo:font-size="11.5pt" style:font-name-asian="Roboto1" style:font-size-asian="11.5pt" style:font-name-complex="Roboto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a clase del 18 de octubre no será presencial. Consistirá en un ejercicio de lectura. Esta actividad/ejercicio tarea será tomada como la asistencia de la clase del 18/10 a su vez como un práctico de la materia. Tienen una semana para entregarlo. Si no lo entregan hasta el sábado a las 20 hs tienen ausente en la clase e influye en la nota de la unidad. La clase del 25 se continuará a partir de lo ya leído.</text:span></text:p>
      <text:p text:style-name="P2"/>
      <text:p text:style-name="P1"><text:span text:style-name="T1">Plazo de entrega: sábado 23 a las 20 hs.(Después de la clase de apoyo del estudiante)</text:span></text:p>
      <text:p text:style-name="P2"/>
      <text:p text:style-name="P1"><text:span text:style-name="T1">1) Leer </text:span><text:a xlink:type="simple" xlink:href="https://runestone.academy/runestone/static/pythoned/SortSearch/toctree.html" text:style-name="ListLabel_20_1" text:visited-style-name="ListLabel_20_1"><text:span text:style-name="T2">https://runestone.academy/runestone/static/pythoned/SortSearch/toctree.htmlhttps://runestone.academy/runestone/static/pythoned/SortSearch/toctree.html</text:span></text:a></text:p>
      <text:p text:style-name="P1"><text:span text:style-name="T1">Capítulos 5.1, 5.2, 5.3, 5.4</text:span></text:p>
      <text:p text:style-name="P2"/>
      <text:p text:style-name="P1"><text:span text:style-name="T1">Preguntas</text:span></text:p>
      <text:p text:style-name="P1"><text:span text:style-name="T1">2) Dada la siguiente lista de elementos. [3, 5, 6, 8, 11, 12, 14, 15, 17, 18]</text:span></text:p>
      <text:p text:style-name="P1"><text:span text:style-name="T1">a) ¿Cuántas comparaciones necesitaría hacer para encontrar la clave 12 haciendo búsqueda secuencial?</text:span></text:p>
      <text:p text:style-name="P2"/>
      <text:p text:style-name="P1"><text:span text:style-name="T1">Respuesta:</text:span></text:p>
      <text:p text:style-name="P1"><text:span text:style-name="T1">6 comparaciones</text:span></text:p>
      <text:p text:style-name="P1"><text:span text:style-name="T1">b) ¿Cuántas comparaciones necesitaría hacer para encontrar la clave 12 haciendo búsqueda binaria?</text:span></text:p>
      <text:p text:style-name="P2"/>
      <text:p text:style-name="P1"><text:span text:style-name="T1">Respuesta:</text:span></text:p>
      <text:p text:style-name="P1"><text:span text:style-name="T1">Si contamos la comparación que hace al principio en la función recursiva para ver si está vacía la lista son</text:span></text:p>
      <text:p text:style-name="P1"><text:span text:style-name="T1">2</text:span></text:p>
      <text:p text:style-name="P1"><text:span text:style-name="T1">c) ¿Cuántas comparaciones necesitaría hacer para encontrar la clave 16 haciendo búsqueda secuencial?</text:span></text:p>
      <text:p text:style-name="P1"><text:span text:style-name="T1">Respuesta:</text:span></text:p>
      <text:p text:style-name="P1"><text:span text:style-name="T1">Segun el codigo en python:</text:span></text:p>
      <text:p text:style-name="P1"><text:span text:style-name="T1">se necesitarán 9</text:span></text:p>
      <text:p text:style-name="P2"/>
      <text:p text:style-name="P1"><text:span text:style-name="T1">d) ¿Cuántas comparaciones necesitaría hacer para encontrar la clave 16 haciendo búsqueda binaria?</text:span></text:p>
      <text:p text:style-name="P1"><text:span text:style-name="T1">Si contamos la comparación en la función recursiva que hace al principio para ver si está vacía la lista, son</text:span></text:p>
      <text:p text:style-name="P1"><text:soft-page-break/><text:span text:style-name="T1">7</text:span></text:p>
      <text:p text:style-name="P1"><text:span text:style-name="T1">e) Haciendo búsqueda binaria ¿Cuál es la secuencia de comparaciones utilizadas para encontrar la clave 15? <text:s/>(es decir, con que números de la lista va comparando el 15 hasta que termina el proceso de búsqueda)</text:span></text:p>
      <text:p text:style-name="P1"><text:span text:style-name="T1">12,17,15</text:span></text:p>
      <text:p text:style-name="P2"/>
      <text:p text:style-name="P1"><text:span text:style-name="T1">f)Haciendo búsqueda binaria ¿Cual es la secuencia de comparaciones utilizadas para encontrar la clave 13?</text:span></text:p>
      <text:p text:style-name="P1"><text:span text:style-name="T1">12,17,15,14</text:span></text:p>
      <text:p text:style-name="P1"><text:span text:style-name="T1">3) ¿Como les fue con la lectura del texto? ¿Qué les costo mas? Pudieron leerlo en una sola sentada? ¿subrayaron el texto o elaboraron un resumen?</text:span></text:p>
      <text:p text:style-name="P1"><text:span text:style-name="T1">En mi caso,ya había leído sobre los algoritmos de búsqueda implementados con lenguaje C,asi que me fue más entendible la lectura de los mismos,lo único que me costó entender o recordar ,fue como se toma el punto medio,pero despues me di cuenta.</text:span></text:p>
      <text:p text:style-name="P1"><text:span text:style-name="T1">No hice resumen escrito,sino que fue mas mental</text:span></text:p>
      <text:p text:style-name="P1"><text:span text:style-name="T1">¿Cuánto tiempo les llevó? ¿Hubieron palabras que no entendieran? ¿Las buscaron en internet?</text:span></text:p>
      <text:p text:style-name="Standard">15 minutos </text:p>
      <text:p text:style-name="Standard">Entendí todas las palabr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f6fc5" style:font-name="Roboto" fo:font-family="Roboto" style:font-family-generic="roman" style:font-pitch="variable" fo:font-size="11.5pt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74" meta:character-count="2361" meta:non-whitespace-character-count="2015"/>
    <meta:generator>LibreOfficeDev/6.0.5.2$Linux_X86_64 LibreOffice_project/</meta:generator>
  </office:meta>
</office:document-meta>
</file>